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3263888888889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2263888888889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1.81680555555556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3-05-15T00:00:00" table:style-name="ce5">
            <text:p>15.05.2023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32" table:style-name="ce9">
            <text:p>32</text:p>
          </table:table-cell>
          <table:table-cell office:value-type="currency" office:value="1.6" table:formula="of:=[.A6]*([.D6]+50*[.C6])" table:style-name="ce10">
            <text:p>CHF 1,6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27" table:style-name="ce9">
            <text:p>27</text:p>
          </table:table-cell>
          <table:table-cell office:value-type="currency" office:value="2.7" table:formula="of:=[.A7]*([.D7]+50*[.C7])" table:style-name="ce10">
            <text:p>CHF 2,7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73" table:style-name="ce9">
            <text:p>73</text:p>
          </table:table-cell>
          <table:table-cell office:value-type="currency" office:value="14.600000000000001" table:formula="of:=[.A8]*([.D8]+50*[.C8])" table:style-name="ce10">
            <text:p>CHF 14,6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26" table:style-name="ce9">
            <text:p>26</text:p>
          </table:table-cell>
          <table:table-cell office:value-type="currency" office:value="13" table:formula="of:=[.A9]*([.D9]+50*[.C9])" table:style-name="ce10">
            <text:p>CHF 13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0]*([.D10]+50*[.C10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34" table:style-name="ce9">
            <text:p>34</text:p>
          </table:table-cell>
          <table:table-cell office:value-type="currency" office:value="68" table:formula="of:=[.A11]*([.D11]+50*[.C11])" table:style-name="ce10">
            <text:p>CHF 68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1" table:style-name="ce9">
            <text:p>1</text:p>
          </table:table-cell>
          <table:table-cell office:value-type="currency" office:value="5" table:formula="of:=[.A12]*([.D12]+25*[.C12])" table:style-name="ce10">
            <text:p>CHF 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10" table:formula="of:=[.A13]*[.D13]" table:style-name="ce10">
            <text:p>CHF 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100" table:formula="of:=[.A14]*[.D14]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9" table:style-name="ce9">
            <text:p>9</text:p>
          </table:table-cell>
          <table:table-cell office:value-type="currency" office:value="450" table:formula="of:=[.A15]*[.D15]" table:style-name="ce10">
            <text:p>CHF 4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500" table:formula="of:=[.A16]*[.D16]" table:style-name="ce10">
            <text:p>CHF 5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164.9000000000001" table:formula="of:=SUM([.E6:.E18])" table:number-columns-spanned="2" table:number-rows-spanned="1" table:style-name="ce12">
            <text:p>CHF 1 164,9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subject>État du contenu de la caisse à instant T</dc:subject>
    <dc:creator>Clara</dc:creator>
    <meta:creation-date>2019-04-15T09:02:29Z</meta:creation-date>
    <dc:date>2023-05-15T08:24:38Z</dc:date>
    <meta:editing-cycles>13</meta:editing-cycles>
    <meta:editing-duration>PT18807S</meta:editing-duration>
  </office:meta>
</office:document-meta>
</file>